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1.827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rignal</text:p>
          </table:table-cell>
          <table:table-cell office:value-type="string" calcext:value-type="string">
            <text:p>7z</text:p>
          </table:table-cell>
          <table:table-cell office:value-type="string" calcext:value-type="string">
            <text:p>k-7z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k-zip</text:p>
          </table:table-cell>
          <table:table-cell/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text.txt</text:p>
          </table:table-cell>
          <table:table-cell office:value-type="float" office:value="448831" calcext:value-type="float">
            <text:p>448831</text:p>
          </table:table-cell>
          <table:table-cell office:value-type="float" office:value="136776" calcext:value-type="float">
            <text:p>136776</text:p>
          </table:table-cell>
          <table:table-cell table:formula="of:=[.B2]/[.C2]" office:value-type="float" office:value="3.28150406504065" calcext:value-type="float">
            <text:p>3,28150406504065</text:p>
          </table:table-cell>
          <table:table-cell office:value-type="float" office:value="155987" calcext:value-type="float">
            <text:p>155987</text:p>
          </table:table-cell>
          <table:table-cell table:formula="of:=[.B2]/[.E2]" office:value-type="float" office:value="2.87736157500305" calcext:value-type="float">
            <text:p>2,87736157500305</text:p>
          </table:table-cell>
          <table:table-cell/>
          <table:table-cell office:value-type="string" calcext:value-type="string">
            <text:p>2.5831293820744468</text:p>
          </table:table-cell>
        </table:table-row>
        <table:table-row table:style-name="ro1">
          <table:table-cell office:value-type="string" calcext:value-type="string">
            <text:p>text2.txt</text:p>
          </table:table-cell>
          <table:table-cell office:value-type="float" office:value="15755" calcext:value-type="float">
            <text:p>15755</text:p>
          </table:table-cell>
          <table:table-cell office:value-type="float" office:value="6470" calcext:value-type="float">
            <text:p>6470</text:p>
          </table:table-cell>
          <table:table-cell table:formula="of:=[.B3]/[.C3]" office:value-type="float" office:value="2.43508500772798" calcext:value-type="float">
            <text:p>2,43508500772798</text:p>
          </table:table-cell>
          <table:table-cell office:value-type="float" office:value="6552" calcext:value-type="float">
            <text:p>6552</text:p>
          </table:table-cell>
          <table:table-cell table:formula="of:=[.B3]/[.E3]" office:value-type="float" office:value="2.40460927960928" calcext:value-type="float">
            <text:p>2,40460927960928</text:p>
          </table:table-cell>
          <table:table-cell/>
          <table:table-cell office:value-type="string" calcext:value-type="string">
            <text:p>2.054274305272594</text:p>
          </table:table-cell>
        </table:table-row>
        <table:table-row table:style-name="ro1">
          <table:table-cell office:value-type="string" calcext:value-type="string">
            <text:p>text1.txt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table:formula="of:=[.B4]/[.C4]" office:value-type="float" office:value="0.163265306122449" calcext:value-type="float">
            <text:p>0,163265306122449</text:p>
          </table:table-cell>
          <table:table-cell office:value-type="float" office:value="176" calcext:value-type="float">
            <text:p>176</text:p>
          </table:table-cell>
          <table:table-cell table:formula="of:=[.B4]/[.E4]" office:value-type="float" office:value="0.136363636363636" calcext:value-type="float">
            <text:p>0,136363636363636</text:p>
          </table:table-cell>
          <table:table-cell/>
          <table:table-cell office:value-type="string" calcext:value-type="string">
            <text:p>1.9668538606946278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0.1cm" svg:y="2.359cm">
            <draw:object draw:notify-on-update-of-ranges="Sheet2.A1:Sheet2.A1 Sheet2.A2:Sheet2.A5 Sheet2.B1:Sheet2.B1 Sheet2.B2:Sheet2.B5 Sheet2.C1:Sheet2.C1 Sheet2.C2:Sheet2.C5 Sheet2.D1:Sheet2.D1 Sheet2.D2:Sheet2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ext1</text:p>
          </table:table-cell>
          <table:table-cell table:style-name="Default" office:value-type="string" calcext:value-type="string">
            <text:p>text2</text:p>
          </table:table-cell>
        </table:table-row>
        <table:table-row table:style-name="ro1">
          <table:table-cell office:value-type="string" calcext:value-type="string">
            <text:p>huffman</text:p>
          </table:table-cell>
          <table:table-cell office:value-type="float" office:value="1.72818238611697" calcext:value-type="float">
            <text:p>1.7282</text:p>
          </table:table-cell>
          <table:table-cell office:value-type="float" office:value="3.25423728813559" calcext:value-type="float">
            <text:p>3.2542</text:p>
          </table:table-cell>
          <table:table-cell office:value-type="float" office:value="1.83131129676716" calcext:value-type="float">
            <text:p>1.8313</text:p>
          </table:table-cell>
        </table:table-row>
        <table:table-row table:style-name="ro1">
          <table:table-cell office:value-type="string" calcext:value-type="string">
            <text:p>shannon</text:p>
          </table:table-cell>
          <table:table-cell office:value-type="float" office:value="1.72202100966076" calcext:value-type="float">
            <text:p>1.7220</text:p>
          </table:table-cell>
          <table:table-cell office:value-type="float" office:value="3.25423728813559" calcext:value-type="float">
            <text:p>3.2542</text:p>
          </table:table-cell>
          <table:table-cell office:value-type="float" office:value="1.8105293399411" calcext:value-type="float">
            <text:p>1.8105</text:p>
          </table:table-cell>
        </table:table-row>
        <table:table-row table:style-name="ro1">
          <table:table-cell office:value-type="string" calcext:value-type="string">
            <text:p>mtf+Lev</text:p>
          </table:table-cell>
          <table:table-cell office:value-type="float" office:value="0.995941784255809" calcext:value-type="float">
            <text:p>0.9959</text:p>
          </table:table-cell>
          <table:table-cell office:value-type="float" office:value="1.06077348066298" calcext:value-type="float">
            <text:p>1.0608</text:p>
          </table:table-cell>
          <table:table-cell office:value-type="float" office:value="1.02584972001563" calcext:value-type="float">
            <text:p>1.0258</text:p>
          </table:table-cell>
        </table:table-row>
        <table:table-row table:style-name="ro1">
          <table:table-cell office:value-type="string" calcext:value-type="string">
            <text:p>LZW</text:p>
          </table:table-cell>
          <table:table-cell office:value-type="float" office:value="2.58312938207445" calcext:value-type="float">
            <text:p>2.5831</text:p>
          </table:table-cell>
          <table:table-cell office:value-type="float" office:value="1.26315789473684" calcext:value-type="float">
            <text:p>1.2632</text:p>
          </table:table-cell>
          <table:table-cell office:value-type="float" office:value="2.05427430527259" calcext:value-type="float">
            <text:p>2.0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22:11:41.328000000</meta:creation-date>
    <dc:date>2023-11-15T23:06:30.208000000</dc:date>
    <meta:editing-duration>PT54M48S</meta:editing-duration>
    <meta:editing-cycles>5</meta:editing-cycles>
    <meta:generator>LibreOffice/7.5.6.2$Windows_X86_64 LibreOffice_project/f654817fb68d6d4600d7d2f6b647e47729f55f15</meta:generator>
    <meta:document-statistic meta:table-count="2" meta:cell-count="4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8cm" svg:y="3.703cm" style:legend-expansion="high" chart:style-name="ch2"/>
        <chart:plot-area chart:style-name="ch3" table:cell-range-address="Sheet2.A1:Sheet2.D5" chart:data-source-has-labels="both" svg:x="0.32cm" svg:y="0.18cm" svg:width="13.838cm" svg:height="8.64cm">
          <chart:coordinate-region svg:x="1.603cm" svg:y="0.38cm" svg:width="12.555cm" svg:height="7.793cm"/>
          <chart:axis chart:dimension="x" chart:name="primary-x" chart:style-name="ch4" chartooo:axis-type="auto">
            <chartooo:date-scale/>
            <chart:categories table:cell-range-address="Sheet2.A2:Sheet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5" chart:label-cell-address="Sheet2.B1:Sheet2.B1" chart:class="chart:bar">
            <chart:data-point chart:repeated="4"/>
          </chart:series>
          <chart:series chart:style-name="ch8" chart:values-cell-range-address="Sheet2.C2:Sheet2.C5" chart:label-cell-address="Sheet2.C1:Sheet2.C1" chart:class="chart:bar">
            <chart:data-point chart:repeated="4"/>
          </chart:series>
          <chart:series chart:style-name="ch9" chart:values-cell-range-address="Sheet2.D2:Sheet2.D5" chart:label-cell-address="Sheet2.D1:Sheet2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</text:p>
                <draw:g>
                  <svg:desc>Sheet2.B1:Sheet2.B1</svg:desc>
                </draw:g>
              </table:table-cell>
              <table:table-cell office:value-type="string">
                <text:p>text1</text:p>
                <draw:g>
                  <svg:desc>Sheet2.C1:Sheet2.C1</svg:desc>
                </draw:g>
              </table:table-cell>
              <table:table-cell office:value-type="string">
                <text:p>text2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ffman</text:p>
                <draw:g>
                  <svg:desc>Sheet2.A2:Sheet2.A5</svg:desc>
                </draw:g>
              </table:table-cell>
              <table:table-cell office:value-type="float" office:value="1.72818238611697">
                <text:p>1.72818238611697</text:p>
                <draw:g>
                  <svg:desc>Sheet2.B2:Sheet2.B5</svg:desc>
                </draw:g>
              </table:table-cell>
              <table:table-cell office:value-type="float" office:value="3.25423728813559">
                <text:p>3.25423728813559</text:p>
                <draw:g>
                  <svg:desc>Sheet2.C2:Sheet2.C5</svg:desc>
                </draw:g>
              </table:table-cell>
              <table:table-cell office:value-type="float" office:value="1.83131129676716">
                <text:p>1.83131129676716</text:p>
                <draw:g>
                  <svg:desc>Sheet2.D2:Sheet2.D5</svg:desc>
                </draw:g>
              </table:table-cell>
            </table:table-row>
            <table:table-row>
              <table:table-cell office:value-type="string">
                <text:p>shannon</text:p>
              </table:table-cell>
              <table:table-cell office:value-type="float" office:value="1.72202100966076">
                <text:p>1.72202100966076</text:p>
              </table:table-cell>
              <table:table-cell office:value-type="float" office:value="3.25423728813559">
                <text:p>3.25423728813559</text:p>
              </table:table-cell>
              <table:table-cell office:value-type="float" office:value="1.8105293399411">
                <text:p>1.8105293399411</text:p>
              </table:table-cell>
            </table:table-row>
            <table:table-row>
              <table:table-cell office:value-type="string">
                <text:p>mtf+Lev</text:p>
              </table:table-cell>
              <table:table-cell office:value-type="float" office:value="0.995941784255809">
                <text:p>0.995941784255809</text:p>
              </table:table-cell>
              <table:table-cell office:value-type="float" office:value="1.06077348066298">
                <text:p>1.06077348066298</text:p>
              </table:table-cell>
              <table:table-cell office:value-type="float" office:value="1.02584972001563">
                <text:p>1.02584972001563</text:p>
              </table:table-cell>
            </table:table-row>
            <table:table-row>
              <table:table-cell office:value-type="string">
                <text:p>LZW</text:p>
              </table:table-cell>
              <table:table-cell office:value-type="float" office:value="2.58312938207445">
                <text:p>2.58312938207445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2.05427430527259">
                <text:p>2.05427430527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6.2$Windows_X86_64 LibreOffice_project/f654817fb68d6d4600d7d2f6b647e47729f55f1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